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84d1" draw:marker-start-width="0.359cm" draw:marker-end-width="0.359cm" draw:fill="none" draw:textarea-horizontal-align="justify" draw:textarea-vertical-align="middle" draw:auto-grow-height="false" fo:min-height="0.644cm" fo:min-width="2.394cm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-color="#0084d1" draw:textarea-horizontal-align="justify" draw:textarea-vertical-align="middle" draw:auto-grow-height="false" fo:min-height="0.31cm" fo:min-width="0.066cm"/>
    </style:style>
    <style:style style:name="gr3" style:family="graphic" style:parent-style-name="standard">
      <style:graphic-properties draw:stroke="none" draw:stroke-dash="Line_20_with_20_Fine_20_Dots" draw:fill-color="#ff950e" draw:textarea-horizontal-align="justify" draw:textarea-vertical-align="middle" draw:auto-grow-height="false" fo:min-height="3.75cm" fo:min-width="0.5cm"/>
    </style:style>
    <style:style style:name="gr4" style:family="graphic" style:parent-style-name="standard">
      <style:graphic-properties svg:stroke-width="0.106cm" svg:stroke-color="#ff950e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stroke-dash="Line_20_with_20_Fine_20_Dots" draw:fill-color="#ff950e" draw:textarea-horizontal-align="justify" draw:textarea-vertical-align="middle" draw:auto-grow-height="false" fo:min-height="3.74cm" fo:min-width="0.5cm"/>
    </style:style>
    <style:style style:name="gr6" style:family="graphic" style:parent-style-name="standard">
      <style:graphic-properties svg:stroke-width="0.106cm" svg:stroke-color="#ff950e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950e" draw:marker-start-width="0.359cm" draw:marker-end-width="0.359cm" draw:fill="solid" draw:fill-color="#ff950e" draw:textarea-horizontal-align="justify" draw:textarea-vertical-align="middle" draw:auto-grow-height="false" fo:min-height="0.74cm" fo:min-width="2.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950e" draw:marker-start="Symmetric_20_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ff950e" draw:marker-start-width="0.359cm" draw:marker-end-width="0.359cm" draw:fill="solid" draw:fill-color="#ff950e" draw:textarea-horizontal-align="justify" draw:textarea-vertical-align="middle" draw:auto-grow-height="false" fo:min-height="0.634cm" fo:min-width="2.394cm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28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5" style:family="graphic" style:parent-style-name="standard">
      <style:graphic-properties draw:stroke="none" svg:stroke-color="#000000" draw:fill="none" draw:fill-color="#ffffff" fo:min-height="0.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4d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50e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solid" draw:fill-color="#ff950e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color="#ffffff" style:font-name="Liberation Sans1" fo:font-weight="bold" style:font-weight-asian="bold" style:font-weight-complex="bold"/>
    </style:style>
    <style:style style:name="P8" style:family="paragraph">
      <loext:graphic-properties draw:fill="solid" draw:fill-color="#ff950e"/>
      <style:paragraph-properties fo:text-align="center"/>
      <style:text-properties fo:color="#ffffff" style:font-name="Liberation Sans1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style:font-name="Liberation Sans1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cm" svg:height="1cm" svg:x="4cm" svg:y="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4.5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5.75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2" draw:id="id2" draw:layer="layout" svg:width="1cm" svg:height="4cm" svg:x="5cm" svg:y="10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3" draw:id="id3" draw:layer="layout" svg:x1="5.5cm" svg:y1="15cm" svg:x2="5.5cm" svg:y2="14cm" draw:start-shape="id1" draw:start-glue-point="0" draw:end-shape="id2" draw:end-glue-point="2" svg:d="M5500 15000v-1000" svg:viewBox="0 0 1 1001">
          <text:p/>
        </draw:connector>
        <draw:custom-shape draw:style-name="gr5" draw:text-style-name="P4" xml:id="id5" draw:id="id5" draw:layer="layout" svg:width="1cm" svg:height="3.99cm" svg:x="5cm" svg:y="5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4" draw:id="id4" draw:layer="layout" draw:line-skew="2.282cm" svg:x1="5.5cm" svg:y1="14.5cm" svg:x2="4.04cm" svg:y2="10.988cm" draw:start-shape="id3" draw:start-glue-point="0" svg:d="M5500 14500v26h-1460v-3538" svg:viewBox="0 0 1461 3539">
          <text:p/>
        </draw:connector>
        <draw:connector draw:style-name="gr4" draw:text-style-name="P3" draw:layer="layout" draw:line-skew="-0.556cm" svg:x1="4.04cm" svg:y1="10.988cm" svg:x2="5.5cm" svg:y2="8.99cm" draw:start-shape="id4" draw:start-glue-point="3" draw:end-shape="id5" draw:end-glue-point="2" svg:d="M4040 10988v-1581h1460v-417" svg:viewBox="0 0 1461 1999">
          <text:p/>
        </draw:connector>
        <draw:custom-shape draw:style-name="gr7" draw:text-style-name="P6" xml:id="id6" draw:id="id6" draw:layer="layout" svg:width="3cm" svg:height="0.99cm" svg:x="4cm" svg:y="2cm">
          <text:p text:style-name="P5"><text:span text:style-name="T2">M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7" draw:id="id7" draw:layer="layout" svg:x1="5.5cm" svg:y1="2.99cm" svg:x2="5.5cm" svg:y2="5cm" draw:start-shape="id6" draw:start-glue-point="2" draw:end-shape="id5" draw:end-glue-point="0" svg:d="M5500 2990v2010" svg:viewBox="0 0 1 2011">
          <text:p/>
        </draw:connector>
        <draw:connector draw:style-name="gr4" draw:text-style-name="P3" draw:layer="layout" svg:x1="6cm" svg:y1="12cm" svg:x2="5.5cm" svg:y2="3.995cm" draw:start-shape="id2" draw:start-glue-point="1" draw:end-shape="id7" draw:end-glue-point="0" svg:d="M6000 12000h500v-8005h-1000" svg:viewBox="0 0 1001 8006">
          <text:p/>
        </draw:connector>
        <draw:g xml:id="id8" draw:id="id8">
          <draw:custom-shape draw:style-name="gr1" draw:text-style-name="P1" draw:layer="layout" svg:width="3cm" svg:height="1cm" svg:x="1cm" svg:y="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1.5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2.75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9" draw:id="id9" draw:layer="layout" svg:width="1cm" svg:height="4cm" svg:x="2cm" svg:y="10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10" draw:id="id10" draw:layer="layout" svg:x1="2.5cm" svg:y1="15cm" svg:x2="2.5cm" svg:y2="14cm" draw:start-shape="id8" draw:start-glue-point="0" draw:end-shape="id9" draw:end-glue-point="2" svg:d="M2500 15000v-1000" svg:viewBox="0 0 1 1001">
          <text:p/>
        </draw:connector>
        <draw:custom-shape draw:style-name="gr5" draw:text-style-name="P4" xml:id="id12" draw:id="id12" draw:layer="layout" svg:width="1cm" svg:height="3.99cm" svg:x="2cm" svg:y="5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11" draw:id="id11" draw:layer="layout" draw:line-skew="2.282cm" svg:x1="2.5cm" svg:y1="14.5cm" svg:x2="1.04cm" svg:y2="10.988cm" draw:start-shape="id10" draw:start-glue-point="0" svg:d="M2500 14500v26h-1460v-3538" svg:viewBox="0 0 1461 3539">
          <text:p/>
        </draw:connector>
        <draw:connector draw:style-name="gr4" draw:text-style-name="P3" draw:layer="layout" draw:line-skew="-0.556cm" svg:x1="1.04cm" svg:y1="10.988cm" svg:x2="2.5cm" svg:y2="8.99cm" draw:start-shape="id11" draw:start-glue-point="3" draw:end-shape="id12" draw:end-glue-point="2" svg:d="M1040 10988v-1581h1460v-417" svg:viewBox="0 0 1461 1999">
          <text:p/>
        </draw:connector>
        <draw:custom-shape draw:style-name="gr9" draw:text-style-name="P8" xml:id="id13" draw:id="id13" draw:layer="layout" svg:width="3cm" svg:height="0.99cm" svg:x="1cm" svg:y="2cm">
          <text:p text:style-name="P7"><text:span text:style-name="T3">I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14" draw:id="id14" draw:layer="layout" svg:x1="2.5cm" svg:y1="2.99cm" svg:x2="2.5cm" svg:y2="5cm" draw:start-shape="id13" draw:start-glue-point="2" draw:end-shape="id12" draw:end-glue-point="0" svg:d="M2500 2990v2010" svg:viewBox="0 0 1 2011">
          <text:p/>
        </draw:connector>
        <draw:connector draw:style-name="gr4" draw:text-style-name="P3" draw:layer="layout" svg:x1="3cm" svg:y1="12cm" svg:x2="2.5cm" svg:y2="3.995cm" draw:start-shape="id9" draw:start-glue-point="1" draw:end-shape="id14" draw:end-glue-point="0" svg:d="M3000 12000h500v-8005h-1000" svg:viewBox="0 0 1001 8006">
          <text:p/>
        </draw:connector>
        <draw:g xml:id="id15" draw:id="id15">
          <draw:custom-shape draw:style-name="gr1" draw:text-style-name="P1" draw:layer="layout" svg:width="3cm" svg:height="1cm" svg:x="10cm" svg:y="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10.5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11.75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16" draw:id="id16" draw:layer="layout" svg:width="1cm" svg:height="4cm" svg:x="11cm" svg:y="10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17" draw:id="id17" draw:layer="layout" svg:x1="11.5cm" svg:y1="15cm" svg:x2="11.5cm" svg:y2="14cm" draw:start-shape="id15" draw:start-glue-point="0" draw:end-shape="id16" draw:end-glue-point="2" svg:d="M11500 15000v-1000" svg:viewBox="0 0 1 1001">
          <text:p/>
        </draw:connector>
        <draw:custom-shape draw:style-name="gr5" draw:text-style-name="P4" xml:id="id19" draw:id="id19" draw:layer="layout" svg:width="1cm" svg:height="3.99cm" svg:x="11cm" svg:y="5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18" draw:id="id18" draw:layer="layout" draw:line-skew="2.282cm" svg:x1="11.5cm" svg:y1="14.5cm" svg:x2="10.04cm" svg:y2="10.988cm" draw:start-shape="id17" draw:start-glue-point="0" svg:d="M11500 14500v26h-1460v-3538" svg:viewBox="0 0 1461 3539">
          <text:p/>
        </draw:connector>
        <draw:connector draw:style-name="gr4" draw:text-style-name="P3" draw:layer="layout" draw:line-skew="-0.556cm" svg:x1="10.04cm" svg:y1="10.988cm" svg:x2="11.5cm" svg:y2="8.99cm" draw:start-shape="id18" draw:start-glue-point="3" draw:end-shape="id19" draw:end-glue-point="2" svg:d="M10040 10988v-1581h1460v-417" svg:viewBox="0 0 1461 1999">
          <text:p/>
        </draw:connector>
        <draw:custom-shape draw:style-name="gr9" draw:text-style-name="P6" xml:id="id20" draw:id="id20" draw:layer="layout" svg:width="3cm" svg:height="0.99cm" svg:x="10cm" svg:y="2cm">
          <text:p text:style-name="P5"><text:span text:style-name="T2">-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21" draw:id="id21" draw:layer="layout" svg:x1="11.5cm" svg:y1="2.99cm" svg:x2="11.5cm" svg:y2="5cm" draw:start-shape="id20" draw:start-glue-point="2" draw:end-shape="id19" draw:end-glue-point="0" svg:d="M11500 2990v2010" svg:viewBox="0 0 1 2011">
          <text:p/>
        </draw:connector>
        <draw:connector draw:style-name="gr4" draw:text-style-name="P3" draw:layer="layout" svg:x1="12cm" svg:y1="12cm" svg:x2="11.5cm" svg:y2="3.995cm" draw:start-shape="id16" draw:start-glue-point="1" draw:end-shape="id21" draw:end-glue-point="0" svg:d="M12000 12000h500v-8005h-1000" svg:viewBox="0 0 1001 8006">
          <text:p/>
        </draw:connector>
        <draw:line draw:style-name="gr10" draw:text-style-name="P1" draw:layer="layout" svg:x1="3cm" svg:y1="13cm" svg:x2="5cm" svg:y2="13cm">
          <text:p/>
        </draw:line>
        <draw:line draw:style-name="gr10" draw:text-style-name="P1" draw:layer="layout" svg:x1="9cm" svg:y1="13cm" svg:x2="11cm" svg:y2="13cm">
          <text:p/>
        </draw:line>
        <draw:line draw:style-name="gr10" draw:text-style-name="P1" draw:layer="layout" svg:x1="2.974cm" svg:y1="13cm" svg:x2="4.974cm" svg:y2="13cm">
          <text:p/>
        </draw:line>
        <draw:line draw:style-name="gr11" draw:text-style-name="P1" draw:layer="layout" svg:x1="6cm" svg:y1="13cm" svg:x2="8cm" svg:y2="13cm">
          <text:p/>
        </draw:line>
        <draw:frame draw:style-name="gr12" draw:text-style-name="P9" draw:layer="layout" svg:width="2cm" svg:height="2cm" svg:x="7.5cm" svg:y="12cm">
          <draw:text-box>
            <text:p text:style-name="P3"><text:span text:style-name="T4">...</text:span></text:p>
          </draw:text-box>
        </draw:frame>
        <draw:line draw:style-name="gr10" draw:text-style-name="P1" draw:layer="layout" svg:x1="5.026cm" svg:y1="7cm" svg:x2="3.026cm" svg:y2="7cm">
          <text:p/>
        </draw:line>
        <draw:line draw:style-name="gr11" draw:text-style-name="P1" draw:layer="layout" svg:x1="11.026cm" svg:y1="7cm" svg:x2="9.026cm" svg:y2="7cm">
          <text:p/>
        </draw:line>
        <draw:line draw:style-name="gr10" draw:text-style-name="P1" draw:layer="layout" svg:x1="8.026cm" svg:y1="7cm" svg:x2="6.026cm" svg:y2="7cm">
          <text:p/>
        </draw:line>
        <draw:frame draw:style-name="gr12" draw:text-style-name="P9" draw:layer="layout" svg:width="2cm" svg:height="2cm" svg:x="7.5cm" svg:y="6cm">
          <draw:text-box>
            <text:p text:style-name="P3"><text:span text:style-name="T4">...</text:span></text:p>
          </draw:text-box>
        </draw:frame>
        <draw:frame draw:style-name="gr13" draw:text-style-name="P10" draw:layer="layout" svg:width="3cm" svg:height="1.078cm" svg:x="1cm" svg:y="16cm">
          <draw:text-box>
            <text:p text:style-name="P3"><text:span text:style-name="T5">Feature 0</text:span></text:p>
          </draw:text-box>
        </draw:frame>
        <draw:frame draw:style-name="gr13" draw:text-style-name="P10" draw:layer="layout" svg:width="3cm" svg:height="1.078cm" svg:x="4cm" svg:y="16cm">
          <draw:text-box>
            <text:p text:style-name="P3"><text:span text:style-name="T5">Feature 1</text:span></text:p>
          </draw:text-box>
        </draw:frame>
        <draw:frame draw:style-name="gr14" draw:text-style-name="P10" draw:layer="layout" svg:width="5cm" svg:height="1cm" svg:x="9cm" svg:y="16cm">
          <draw:text-box>
            <text:p text:style-name="P3"><text:span text:style-name="T5">Feature N</text:span></text:p>
          </draw:text-box>
        </draw:frame>
        <draw:frame draw:style-name="gr15" draw:text-style-name="P11" draw:layer="layout" svg:width="3cm" svg:height="0.99cm" svg:x="1cm" svg:y="1cm">
          <draw:text-box>
            <text:p text:style-name="P3">Char 0</text:p>
          </draw:text-box>
        </draw:frame>
        <draw:frame draw:style-name="gr15" draw:text-style-name="P11" draw:layer="layout" svg:width="3cm" svg:height="0.99cm" svg:x="4cm" svg:y="1cm">
          <draw:text-box>
            <text:p text:style-name="P3">Char 1</text:p>
          </draw:text-box>
        </draw:frame>
        <draw:frame draw:style-name="gr15" draw:text-style-name="P11" draw:layer="layout" svg:width="3cm" svg:height="0.99cm" svg:x="10cm" svg:y="1cm">
          <draw:text-box>
            <text:p text:style-name="P3">Char 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1:16:57.808026362</meta:creation-date>
    <meta:generator>LibreOffice/6.0.2.1$MacOSX_X86_64 LibreOffice_project/f7f06a8f319e4b62f9bc5095aa112a65d2f3ac89</meta:generator>
    <dc:date>2018-04-03T02:41:44.683824086</dc:date>
    <meta:editing-duration>PT15M11S</meta:editing-duration>
    <meta:editing-cycles>5</meta:editing-cycles>
    <meta:document-statistic meta:object-count="51"/>
  </office:meta>
</office:document-meta>
</file>